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6.815cm" svg:height="17.039cm" svg:x="11.4cm" svg:y="0.107cm">
            <draw:object draw:notify-on-update-of-ranges="Sheet1.B1:Sheet1.B1 Sheet1.B2:Sheet1.B8 Sheet1.C1:Sheet1.C1 Sheet1.C2:Sheet1.C8 Sheet1.B1:Sheet1.B1 Sheet1.B2:Sheet1.B8 Sheet1.D1:Sheet1.D1 Sheet1.D2:Sheet1.D8 Sheet1.B1:Sheet1.B1 Sheet1.B2:Sheet1.B8 Sheet1.E1:Sheet1.E1 Sheet1.E2:Sheet1.E8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table:style-name="ce1" office:value-type="string">
            <text:p>Agility</text:p>
          </table:table-cell>
          <table:table-cell table:style-name="ce1" office:value-type="string">
            <text:p>Attack Power</text:p>
          </table:table-cell>
          <table:table-cell table:style-name="ce1" office:value-type="string">
            <text:p>Guard Size</text:p>
          </table:table-cell>
          <table:table-cell table:style-name="ce1" office:value-type="string">
            <text:p>with Tiger Power</text:p>
          </table:table-cell>
          <table:table-cell table:style-name="ce1" office:value-type="string">
            <text:p>Fitted Line</text:p>
          </table:table-cell>
        </table:table-row>
        <table:table-row table:style-name="ro1">
          <table:table-cell office:value-type="float" office:value="111">
            <text:p>111</text:p>
          </table:table-cell>
          <table:table-cell office:value-type="float" office:value="467">
            <text:p>467</text:p>
          </table:table-cell>
          <table:table-cell office:value-type="float" office:value="15152">
            <text:p>15152</text:p>
          </table:table-cell>
          <table:table-cell office:value-type="float" office:value="17425">
            <text:p>17425</text:p>
          </table:table-cell>
          <table:table-cell table:formula="of:=14014+2.436*[.B2]" office:value-type="float" office:value="15151.612">
            <text:p>15151.612</text:p>
          </table:table-cell>
        </table:table-row>
        <table:table-row table:style-name="ro1">
          <table:table-cell office:value-type="float" office:value="5753">
            <text:p>5753</text:p>
          </table:table-cell>
          <table:table-cell office:value-type="float" office:value="11831">
            <text:p>11831</text:p>
          </table:table-cell>
          <table:table-cell office:value-type="float" office:value="37550">
            <text:p>37550</text:p>
          </table:table-cell>
          <table:table-cell office:value-type="float" office:value="43183">
            <text:p>43183</text:p>
          </table:table-cell>
          <table:table-cell table:formula="of:=14014+2.436*[.B3]" office:value-type="float" office:value="42834.316">
            <text:p>42834.316</text:p>
          </table:table-cell>
        </table:table-row>
        <table:table-row table:style-name="ro1">
          <table:table-cell office:value-type="float" office:value="9739">
            <text:p>9739</text:p>
          </table:table-cell>
          <table:table-cell office:value-type="float" office:value="19803">
            <text:p>19803</text:p>
          </table:table-cell>
          <table:table-cell office:value-type="float" office:value="63916">
            <text:p>63916</text:p>
          </table:table-cell>
          <table:table-cell office:value-type="float" office:value="73503">
            <text:p>73503</text:p>
          </table:table-cell>
          <table:table-cell table:formula="of:=14014+2.436*[.B4]" office:value-type="float" office:value="62254.108">
            <text:p>62254.108</text:p>
          </table:table-cell>
        </table:table-row>
        <table:table-row table:style-name="ro1">
          <table:table-cell office:value-type="float" office:value="13604">
            <text:p>13604</text:p>
          </table:table-cell>
          <table:table-cell office:value-type="float" office:value="27553">
            <text:p>27553</text:p>
          </table:table-cell>
          <table:table-cell office:value-type="float" office:value="82199">
            <text:p>82199</text:p>
          </table:table-cell>
          <table:table-cell office:value-type="float" office:value="94529">
            <text:p>94529</text:p>
          </table:table-cell>
          <table:table-cell table:formula="of:=14014+2.436*[.B5]" office:value-type="float" office:value="81133.108">
            <text:p>81133.108</text:p>
          </table:table-cell>
        </table:table-row>
        <table:table-row table:style-name="ro1">
          <table:table-cell office:value-type="float" office:value="16631">
            <text:p>16631</text:p>
          </table:table-cell>
          <table:table-cell office:value-type="float" office:value="33587">
            <text:p>33587</text:p>
          </table:table-cell>
          <table:table-cell office:value-type="float" office:value="96518">
            <text:p>96518</text:p>
          </table:table-cell>
          <table:table-cell office:value-type="float" office:value="110996">
            <text:p>110996</text:p>
          </table:table-cell>
          <table:table-cell table:formula="of:=14014+2.436*[.B6]" office:value-type="float" office:value="95831.932">
            <text:p>95831.932</text:p>
          </table:table-cell>
        </table:table-row>
        <table:table-row table:style-name="ro1">
          <table:table-cell office:value-type="float" office:value="18295">
            <text:p>18295</text:p>
          </table:table-cell>
          <table:table-cell office:value-type="float" office:value="36915">
            <text:p>36915</text:p>
          </table:table-cell>
          <table:table-cell office:value-type="float" office:value="104389">
            <text:p>104389</text:p>
          </table:table-cell>
          <table:table-cell office:value-type="float" office:value="120048">
            <text:p>120048</text:p>
          </table:table-cell>
          <table:table-cell table:formula="of:=14014+2.436*[.B7]" office:value-type="float" office:value="103938.94">
            <text:p>103938.94</text:p>
          </table:table-cell>
        </table:table-row>
        <table:table-row table:style-name="ro1">
          <table:table-cell office:value-type="float" office:value="21322">
            <text:p>21322</text:p>
          </table:table-cell>
          <table:table-cell office:value-type="float" office:value="42969">
            <text:p>42969</text:p>
          </table:table-cell>
          <table:table-cell office:value-type="float" office:value="118708">
            <text:p>118708</text:p>
          </table:table-cell>
          <table:table-cell office:value-type="float" office:value="136514">
            <text:p>136514</text:p>
          </table:table-cell>
          <table:table-cell table:formula="of:=14014+2.436*[.B8]" office:value-type="float" office:value="118686.484">
            <text:p>118686.48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GB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3">00/00/0000</text:date>, <text:time style:data-style-name="N2" text:time-value="0000-00-00T13:40:14.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03T02:22:07.88</meta:creation-date>
    <dc:date>2013-03-03T15:07:26.25</dc:date>
    <meta:editing-duration>PT2H9M14S</meta:editing-duration>
    <meta:editing-cycles>10</meta:editing-cycles>
    <meta:generator>LibreOffice/4.0.0.3$Windows_x86 LibreOffice_project/7545bee9c2a0782548772a21bc84a9dcc583b89</meta:generator>
    <meta:document-statistic meta:table-count="1" meta:cell-count="40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6.816cm" svg:height="17.04cm" xlink:href=".." xlink:type="simple" chart:class="chart:scatter" chart:style-name="ch1">
        <chart:legend chart:legend-position="end" svg:x="22.958cm" svg:y="7.684cm" style:legend-expansion="high" chart:style-name="ch2"/>
        <chart:plot-area chart:style-name="ch3" table:cell-range-address="Sheet1.B1:Sheet1.E8" chart:data-source-has-labels="row" svg:x="1.574cm" svg:y="1.495cm" svg:width="20.312cm" svg:height="14.197cm">
          <chartooo:coordinate-region svg:x="2.936cm" svg:y="1.707cm" svg:width="18.485cm" svg:height="13.312cm"/>
          <chart:axis chart:dimension="x" chart:name="primary-x" chart:style-name="ch4">
            <chart:title svg:x="10.747cm" svg:y="16.033cm" chart:style-name="ch5">
              <text:p>Attack Power</text:p>
            </chart:title>
          </chart:axis>
          <chart:axis chart:dimension="y" chart:name="primary-y" chart:style-name="ch4">
            <chart:title svg:x="0.451cm" svg:y="9.444cm" chart:style-name="ch6">
              <text:p>Guard Size</text:p>
            </chart:title>
            <chart:grid chart:style-name="ch7" chart:class="major"/>
          </chart:axis>
          <chart:series chart:style-name="ch8" chart:values-cell-range-address="Sheet1.C2:Sheet1.C8" chart:label-cell-address="Sheet1.C1:Sheet1.C1" chart:class="chart:scatter">
            <chart:domain table:cell-range-address="Sheet1.B2:Sheet1.B8"/>
            <chart:data-point chart:repeated="7"/>
          </chart:series>
          <chart:series chart:style-name="ch9" chart:values-cell-range-address="Sheet1.D2:Sheet1.D8" chart:label-cell-address="Sheet1.D1:Sheet1.D1" chart:class="chart:scatter">
            <chart:data-point chart:repeated="7"/>
          </chart:series>
          <chart:series chart:style-name="ch10" chart:values-cell-range-address="Sheet1.E2:Sheet1.E8" chart:label-cell-address="Sheet1.E1:Sheet1.E1" chart:class="chart:scatter">
            <chart:data-point chart:repeated="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  <table:table-cell office:value-type="string">
                <text:p>Guard Size</text:p>
                <draw:g>
                  <svg:desc>Sheet1.C1:Sheet1.C1</svg:desc>
                </draw:g>
              </table:table-cell>
              <table:table-cell office:value-type="string">
                <text:p>with Tiger Power</text:p>
                <draw:g>
                  <svg:desc>Sheet1.D1:Sheet1.D1</svg:desc>
                </draw:g>
              </table:table-cell>
              <table:table-cell office:value-type="string">
                <text:p>Fitted Line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67">
                <text:p>467</text:p>
                <draw:g>
                  <svg:desc>Sheet1.B2:Sheet1.B8</svg:desc>
                </draw:g>
              </table:table-cell>
              <table:table-cell office:value-type="float" office:value="15152">
                <text:p>15152</text:p>
                <draw:g>
                  <svg:desc>Sheet1.C2:Sheet1.C8</svg:desc>
                </draw:g>
              </table:table-cell>
              <table:table-cell office:value-type="float" office:value="17425">
                <text:p>17425</text:p>
                <draw:g>
                  <svg:desc>Sheet1.D2:Sheet1.D8</svg:desc>
                </draw:g>
              </table:table-cell>
              <table:table-cell office:value-type="float" office:value="15151.612">
                <text:p>15151.612</text:p>
                <draw:g>
                  <svg:desc>Sheet1.E2:Sheet1.E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831">
                <text:p>11831</text:p>
              </table:table-cell>
              <table:table-cell office:value-type="float" office:value="37550">
                <text:p>37550</text:p>
              </table:table-cell>
              <table:table-cell office:value-type="float" office:value="43183">
                <text:p>43183</text:p>
              </table:table-cell>
              <table:table-cell office:value-type="float" office:value="42834.316">
                <text:p>42834.31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9803">
                <text:p>19803</text:p>
              </table:table-cell>
              <table:table-cell office:value-type="float" office:value="63916">
                <text:p>63916</text:p>
              </table:table-cell>
              <table:table-cell office:value-type="float" office:value="73503">
                <text:p>73503</text:p>
              </table:table-cell>
              <table:table-cell office:value-type="float" office:value="62254.108">
                <text:p>62254.1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7553">
                <text:p>27553</text:p>
              </table:table-cell>
              <table:table-cell office:value-type="float" office:value="82199">
                <text:p>82199</text:p>
              </table:table-cell>
              <table:table-cell office:value-type="float" office:value="94529">
                <text:p>94529</text:p>
              </table:table-cell>
              <table:table-cell office:value-type="float" office:value="81133.108">
                <text:p>81133.10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3587">
                <text:p>33587</text:p>
              </table:table-cell>
              <table:table-cell office:value-type="float" office:value="96518">
                <text:p>96518</text:p>
              </table:table-cell>
              <table:table-cell office:value-type="float" office:value="110996">
                <text:p>110996</text:p>
              </table:table-cell>
              <table:table-cell office:value-type="float" office:value="95831.932">
                <text:p>95831.93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6915">
                <text:p>36915</text:p>
              </table:table-cell>
              <table:table-cell office:value-type="float" office:value="104389">
                <text:p>104389</text:p>
              </table:table-cell>
              <table:table-cell office:value-type="float" office:value="120048">
                <text:p>120048</text:p>
              </table:table-cell>
              <table:table-cell office:value-type="float" office:value="103938.94">
                <text:p>103938.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42969">
                <text:p>42969</text:p>
              </table:table-cell>
              <table:table-cell office:value-type="float" office:value="118708">
                <text:p>118708</text:p>
              </table:table-cell>
              <table:table-cell office:value-type="float" office:value="136514">
                <text:p>136514</text:p>
              </table:table-cell>
              <table:table-cell office:value-type="float" office:value="118686.484">
                <text:p>118686.48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0.3$Windows_x86 LibreOffice_project/7545bee9c2a0782548772a21bc84a9dcc583b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